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officeooo:rsid="000bcdf3" officeooo:paragraph-rsid="000bcdf3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c7d8c" officeooo:paragraph-rsid="000c7d8c"/>
    </style:style>
    <style:style style:name="P9" style:family="paragraph" style:parent-style-name="Table_20_Contents">
      <style:text-properties officeooo:paragraph-rsid="000e6ee8"/>
    </style:style>
    <style:style style:name="P10" style:family="paragraph" style:parent-style-name="Table_20_Contents">
      <style:text-properties officeooo:paragraph-rsid="000f5625"/>
    </style:style>
    <style:style style:name="P11" style:family="paragraph" style:parent-style-name="Table_20_Contents">
      <style:text-properties officeooo:paragraph-rsid="0010ff93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6ee8"/>
    </style:style>
    <style:style style:name="T4" style:family="text">
      <style:text-properties officeooo:rsid="000f5625"/>
    </style:style>
    <style:style style:name="T5" style:family="text">
      <style:text-properties officeooo:rsid="0010ff93"/>
    </style:style>
    <style:style style:name="T6" style:family="text">
      <style:text-properties officeooo:rsid="0011277e"/>
    </style:style>
    <style:style style:name="T7" style:family="text">
      <style:text-properties officeooo:rsid="0012b9db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Vicente Martínez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7">24</text:span><text:span text:style-name="T6">0</text:span> minutos.</text:p>
      <text:p text:style-name="Standard">1. He resuelto todas las dudas que tenía antes de iniciar la sesión de prácticas: <text:span text:style-name="T5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El programa se encargar de crear 2 archivos (“archivo1” y “archivo2”) con una serie de permisos, para despues modificar los permisos por otros.</text:p>
            <text:p text:style-name="P6">umask(0) → <text:span text:style-name="T3">cambia la mascara de los permisos que había por defecto (022) , se modifica de forma que todos los permisos puedan ser alterados.</text:span></text:p>
            <text:p text:style-name="P6">chmod("archivo1", (atributos.st_mode &amp; ~S_IXGRP) | S_ISGID) → Hace un cambio de permisos, mantiene los permisos anteriores excepto la ejecuci<text:span text:style-name="T4">ó</text:span>n de grupo, y añade asignar ID de grupo al ejecutar.</text:p>
            <text:p text:style-name="P6">chmod("archivo2",S_IRWXU | S_IRGRP | S_IWGRP | S_IROTH) → Se le cambian los permisos anteriores por: todos los permisos para usuario, permisos de lectura y escritura para grupos y solo lectura para otros.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<text:span text:style-name="T3">#include&lt;sys/types.h&gt;</text:span></text:p>
            <text:p text:style-name="P9"><text:span text:style-name="T3">#include&lt;dirent.h&gt;</text:span></text:p>
            <text:p text:style-name="P9"><text:span text:style-name="T3">#include&lt;unistd.h&gt;</text:span></text:p>
            <text:p text:style-name="P9"><text:span text:style-name="T3">#include&lt;sys/stat.h&gt;</text:span></text:p>
            <text:p text:style-name="P9"><text:span text:style-name="T3">#include&lt;fcntl.h&gt;</text:span></text:p>
            <text:p text:style-name="P9"><text:span text:style-name="T3">#include&lt;stdio.h&gt;</text:span></text:p>
            <text:p text:style-name="P9"><text:span text:style-name="T3">#include&lt;errno.h&gt;</text:span></text:p>
            <text:p text:style-name="P9"><text:span text:style-name="T3">#include&lt;string.h&gt;</text:span></text:p>
            <text:p text:style-name="P9"><text:span text:style-name="T3"></text:span></text:p>
            <text:p text:style-name="P9"><text:span text:style-name="T3">int main(int argc, char *argv[])</text:span></text:p>
            <text:p text:style-name="P9"><text:span text:style-name="T3">{</text:span></text:p>
            <text:p text:style-name="P9"><text:span text:style-name="T3"><text:tab/>if(argc&lt;3)</text:span></text:p>
            <text:p text:style-name="P9"><text:span text:style-name="T3"><text:tab/><text:tab/>printf("Error: numero de argumentos distinto de 3.\n");</text:span></text:p>
            <text:p text:style-name="P9"><text:span text:style-name="T3"><text:tab/>else{</text:span></text:p>
            <text:p text:style-name="P9"><text:span text:style-name="T3"><text:tab/><text:tab/>//Añadir comprobacion de que el numero es octal.</text:span></text:p>
            <text:p text:style-name="P9"><text:span text:style-name="T3"><text:tab/><text:tab/>int num=strtol(argv[2],NULL,8);</text:span></text:p>
            <text:p text:style-name="P9"><text:span text:style-name="T3"><text:tab/><text:tab/>struct dirent *contenido;</text:span></text:p>
            <text:p text:style-name="P9"><text:span text:style-name="T3"><text:tab/><text:tab/>struct stat permisos_nuevos, permisos_antiguos;</text:span></text:p>
            <text:p text:style-name="P9"><text:span text:style-name="T3"><text:tab/><text:tab/>char direccion[200];</text:span></text:p>
            <text:p text:style-name="P9"><text:span text:style-name="T3"></text:span></text:p>
            <text:p text:style-name="P9"><text:soft-page-break/><text:span text:style-name="T3"><text:tab/><text:tab/>//Abrimos el directorio</text:span></text:p>
            <text:p text:style-name="P9"><text:span text:style-name="T3"><text:s/><text:tab/><text:tab/>DIR *directorio=opendir(argv[1]);</text:span></text:p>
            <text:p text:style-name="P9"><text:span text:style-name="T3"><text:tab/><text:tab/>if(directorio==NULL){</text:span></text:p>
            <text:p text:style-name="P9"><text:span text:style-name="T3"><text:tab/><text:tab/><text:tab/>printf("Error: No se puede abrir el directorio.\n");</text:span></text:p>
            <text:p text:style-name="P9"><text:span text:style-name="T3"><text:tab/><text:tab/><text:tab/>exit(-1);</text:span></text:p>
            <text:p text:style-name="P10"><text:span text:style-name="T3"><text:tab/><text:tab/>}</text:span></text:p>
            <text:p text:style-name="P10"><text:span text:style-name="T3"> <text:s text:c="21"/></text:span></text:p>
            <text:p text:style-name="P9"><text:span text:style-name="T3"><text:tab/><text:tab/>printf("&lt;Nombre&gt;\t <text:s/>: \t&lt;antigua&gt; <text:s/>\t&lt;nueva&gt; \n");</text:span></text:p>
            <text:p text:style-name="P9"><text:span text:style-name="T3"><text:tab/><text:tab/>while((contenido=readdir(directorio))!=NULL){</text:span></text:p>
            <text:p text:style-name="P9"><text:span text:style-name="T3"><text:tab/><text:tab/><text:tab/>if((strcmp(contenido-&gt;d_name, ".")!=0) &amp;&amp; (strcmp(contenido-&gt;d_name, "..")!=0)){</text:span></text:p>
            <text:p text:style-name="P9"><text:span text:style-name="T3"><text:tab/><text:tab/><text:tab/><text:tab/>sprintf(direccion,"%s/%s",argv[1],contenido-&gt;d_name);</text:span></text:p>
            <text:p text:style-name="P9"><text:span text:style-name="T3"><text:tab/><text:tab/><text:tab/><text:tab/>if(stat(direccion,&amp;permisos_antiguos) &lt; 0) {</text:span></text:p>
            <text:p text:style-name="P9"><text:span text:style-name="T3"><text:tab/><text:tab/><text:tab/><text:tab/><text:tab/>printf("\nError al intentar acceder a los atributos de archivo1\n");</text:span></text:p>
            <text:p text:style-name="P9"><text:span text:style-name="T3"><text:tab/><text:tab/><text:tab/><text:tab/><text:tab/>perror("\nError en lstat");</text:span></text:p>
            <text:p text:style-name="P9"><text:span text:style-name="T3"><text:tab/><text:tab/><text:tab/><text:tab/><text:tab/>exit(-1);</text:span></text:p>
            <text:p text:style-name="P9"><text:span text:style-name="T3"><text:tab/><text:tab/><text:tab/><text:tab/>}</text:span></text:p>
            <text:p text:style-name="P9"><text:span text:style-name="T3"><text:tab/><text:tab/><text:tab/><text:tab/>umask(0);</text:span></text:p>
            <text:p text:style-name="P9"><text:span text:style-name="T3"><text:tab/><text:tab/><text:tab/><text:tab/>if(chmod(direccion,num)&lt;0){</text:span></text:p>
            <text:p text:style-name="P9"><text:span text:style-name="T3"><text:tab/><text:tab/><text:tab/><text:tab/><text:tab/>printf("&lt;%s&gt;\t : \t%d \t&lt;%u&gt;\n ",contenido-&gt;d_name, errno, permisos_antiguos.st_mode);</text:span></text:p>
            <text:p text:style-name="P9"><text:span text:style-name="T3"><text:tab/><text:tab/><text:tab/><text:tab/>}</text:span></text:p>
            <text:p text:style-name="P9"><text:span text:style-name="T3"><text:tab/><text:tab/><text:tab/><text:tab/>else{</text:span></text:p>
            <text:p text:style-name="P9"><text:span text:style-name="T3"><text:tab/><text:tab/><text:tab/><text:tab/><text:tab/>if(stat(direccion,&amp;permisos_nuevos) &lt; 0) {</text:span></text:p>
            <text:p text:style-name="P9"><text:span text:style-name="T3"><text:tab/><text:tab/><text:tab/><text:tab/><text:tab/><text:tab/>printf("\nError al intentar acceder a los atributos de archivo1\n");</text:span></text:p>
            <text:p text:style-name="P9"><text:span text:style-name="T3"><text:tab/><text:tab/><text:tab/><text:tab/><text:tab/><text:tab/>perror("\nError en lstat");</text:span></text:p>
            <text:p text:style-name="P9"><text:span text:style-name="T3"><text:tab/><text:tab/><text:tab/><text:tab/><text:tab/><text:tab/>exit(-1);</text:span></text:p>
            <text:p text:style-name="P9"><text:span text:style-name="T3"><text:tab/><text:tab/><text:tab/><text:tab/><text:tab/>}</text:span></text:p>
            <text:p text:style-name="P9"><text:span text:style-name="T3"><text:tab/><text:tab/><text:tab/></text:span></text:p>
            <text:p text:style-name="P9"><text:span text:style-name="T3"><text:tab/><text:tab/><text:tab/><text:tab/><text:tab/>printf("&lt;%s&gt;\t : \t&lt;%u&gt; \t&lt;%u&gt;\n ",contenido-&gt;d_name, permisos_antiguos.st_mode, permisos_nuevos.st_mode);</text:span></text:p>
            <text:p text:style-name="P9"><text:soft-page-break/><text:span text:style-name="T3"><text:tab/><text:tab/><text:tab/><text:tab/>} <text:tab/><text:tab/><text:tab/></text:span></text:p>
            <text:p text:style-name="P9"><text:span text:style-name="T3"><text:tab/><text:tab/><text:tab/>}</text:span></text:p>
            <text:p text:style-name="P9"><text:span text:style-name="T3"><text:tab/><text:tab/>}</text:span></text:p>
            <text:p text:style-name="P9"><text:span text:style-name="T3"><text:tab/><text:tab/>closedir(directorio);</text:span></text:p>
            <text:p text:style-name="P11"><text:span text:style-name="T3"><text:tab/>}</text:span></text:p>
            <text:p text:style-name="P11"><text:span text:style-name="T3"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#include&lt;sys/types.h&gt; </text:p>
            <text:p text:style-name="P8">#include&lt;dirent.h&gt; </text:p>
            <text:p text:style-name="P8">#include&lt;unistd.h&gt; </text:p>
            <text:p text:style-name="P8">#include&lt;sys/stat.h&gt; </text:p>
            <text:p text:style-name="P8">#include&lt;fcntl.h&gt; </text:p>
            <text:p text:style-name="P8">#include&lt;stdio.h&gt; </text:p>
            <text:p text:style-name="P8">#include&lt;errno.h&gt; </text:p>
            <text:p text:style-name="P8">#include&lt;string.h&gt; </text:p>
            <text:p text:style-name="P8"/>
            <text:p text:style-name="P8">void Busqueda(char *direccion, int *num_archivos, int *espacio_ocupado){ </text:p>
            <text:p text:style-name="P8"><text:tab/>DIR *directorio=opendir(direccion); </text:p>
            <text:p text:style-name="P8"><text:tab/>struct dirent *contenido; </text:p>
            <text:p text:style-name="P8"><text:tab/>struct stat atributos; </text:p>
            <text:p text:style-name="P8"><text:tab/>while((contenido=readdir(directorio))!=NULL){ </text:p>
            <text:p text:style-name="P8"><text:tab/><text:tab/>char subdir[200]; </text:p>
            <text:p text:style-name="P8"/>
            <text:p text:style-name="P8"><text:tab/><text:tab/>sprintf(subdir,"%s/%s",direccion,contenido-&gt;d_name); </text:p>
            <text:p text:style-name="P8"><text:tab/><text:tab/>stat(subdir,&amp;atributos); </text:p>
            <text:p text:style-name="P8"/>
            <text:p text:style-name="P8"><text:tab/><text:tab/>//Comprobamos si es un archivo regular o un directorio </text:p>
            <text:p text:style-name="P8"><text:tab/><text:tab/>if(S_ISREG(atributos.st_mode)){ </text:p>
            <text:p text:style-name="P8"><text:tab/><text:tab/><text:tab/>//Comprobamos si el archivo regular tiene permisos de ejecucion para grupo y otros </text:p>
            <text:p text:style-name="P8"><text:tab/><text:tab/><text:tab/>if((atributos.st_mode &amp; S_IXGRP) &amp;&amp; (atributos.st_mode &amp; S_IXOTH)){ </text:p>
            <text:p text:style-name="P8"><text:tab/><text:tab/><text:tab/><text:tab/>printf("%s <text:s/>%u\n",subdir,atributos.st_ino); </text:p>
            <text:p text:style-name="P8"><text:tab/><text:tab/><text:tab/><text:tab/>(*num_archivos)+=1; </text:p>
            <text:p text:style-name="P8"><text:tab/><text:tab/><text:tab/><text:tab/>(*espacio_ocupado)+=atributos.st_size; </text:p>
            <text:p text:style-name="P8"><text:tab/><text:tab/><text:tab/>} </text:p>
            <text:p text:style-name="P8"><text:tab/><text:tab/>} </text:p>
            <text:p text:style-name="P8"><text:tab/><text:tab/>else if(S_ISDIR(atributos.st_mode)){ </text:p>
            <text:p text:style-name="P8"><text:soft-page-break/><text:tab/><text:tab/><text:tab/>//Evitamos entrar un bucle infinito con los directorio . y .. </text:p>
            <text:p text:style-name="P8"><text:tab/><text:tab/><text:tab/>if((strcmp(contenido-&gt;d_name, ".")!=0) &amp;&amp; (strcmp(contenido-&gt;d_name, "..")!=0)){ </text:p>
            <text:p text:style-name="P8"><text:tab/><text:tab/><text:tab/><text:tab/>Busqueda(subdir,num_archivos,espacio_ocupado); </text:p>
            <text:p text:style-name="P8"><text:tab/><text:tab/><text:tab/>} </text:p>
            <text:p text:style-name="P8"><text:tab/><text:tab/>} </text:p>
            <text:p text:style-name="P8"><text:tab/>} </text:p>
            <text:p text:style-name="P8"><text:tab/>closedir(directorio); </text:p>
            <text:p text:style-name="P8">} </text:p>
            <text:p text:style-name="P8"/>
            <text:p text:style-name="P8">int main(int argc,char *argv[]){ </text:p>
            <text:p text:style-name="P8"><text:tab/>char direccion[200]; </text:p>
            <text:p text:style-name="P8"><text:tab/>if(argc==2){ </text:p>
            <text:p text:style-name="P8"><text:tab/><text:tab/>sprintf(direccion,"%s",argv[1]); </text:p>
            <text:p text:style-name="P8"><text:tab/>} </text:p>
            <text:p text:style-name="P8"><text:tab/>else if(argc==1){ </text:p>
            <text:p text:style-name="P8"><text:tab/><text:tab/>sprintf(direccion,"%s","."); </text:p>
            <text:p text:style-name="P8"><text:tab/>} </text:p>
            <text:p text:style-name="P8"><text:tab/>else{ </text:p>
            <text:p text:style-name="P8"><text:tab/><text:tab/>printf("Error: Número de argumentos incorrecto.\n"); </text:p>
            <text:p text:style-name="P8"><text:tab/><text:tab/>exit(-1); </text:p>
            <text:p text:style-name="P8"><text:tab/>} </text:p>
            <text:p text:style-name="P8"><text:tab/>int num_archivos=0, espacio_ocupado=0; </text:p>
            <text:p text:style-name="P8"><text:tab/>printf("El PATH es: %s\n",argv[1]); </text:p>
            <text:p text:style-name="P8"><text:tab/>printf("Los i-nodos son:\n"); </text:p>
            <text:p text:style-name="P8"/>
            <text:p text:style-name="P8"><text:tab/>Busqueda(direccion,&amp;num_archivos,&amp;espacio_ocupado); </text:p>
            <text:p text:style-name="P8"><text:tab/>printf("Existen %i archivos regulares con permiso x para grupo y otro.\n",num_archivos); </text:p>
            <text:p text:style-name="P8"><text:tab/>printf("El tamaño total ocupado por dichos archivos es %i bytes.\n",espacio_ocupado); </text:p>
            <text:p text:style-name="P8">}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11-10-05T09:46:35</meta:creation-date>
    <dc:date>2013-11-29T16:47:04</dc:date>
    <meta:print-date>2011-10-06T10:39:21</meta:print-date>
    <meta:editing-cycles>190</meta:editing-cycles>
    <meta:editing-duration>PT21H57M42S</meta:editing-duration>
    <dc:creator>Vicente </dc:creator>
    <meta:document-statistic meta:table-count="9" meta:image-count="1" meta:object-count="0" meta:page-count="6" meta:paragraph-count="127" meta:word-count="523" meta:character-count="4796" meta:non-whitespace-character-count="4043"/>
    <meta:user-defined meta:name="Información 1"/>
    <meta:user-defined meta:name="Información 2"/>
    <meta:user-defined meta:name="Información 3"/>
    <meta:user-defined meta:name="Información 4"/>
  </office:meta>
</office:document-meta>
</file>